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9ce1" officeooo:paragraph-rsid="00059ce1"/>
    </style:style>
    <style:style style:name="T1" style:family="text">
      <style:text-properties officeooo:rsid="0005d2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Blue rounded corner basic button with special font- meh from esignlovr.com</text:p>
      <text:p text:style-name="P1"/>
      <text:p text:style-name="P1">@font-face {</text:p>
      <text:p text:style-name="P1"><text:s text:c="2"/>font-family: 'AirstreamRegular';</text:p>
      <text:p text:style-name="P1"><text:s text:c="2"/>src: url('fonts/Airstream.eot');</text:p>
      <text:p text:style-name="P1"><text:s text:c="2"/>src: local('Airstream Regular'), local('Airstream'), url('fonts/Airstream.ttf') format('truetype');</text:p>
      <text:p text:style-name="P1">}</text:p>
      <text:p text:style-name="P1"/>
      <text:p text:style-name="P1">input#button1 {</text:p>
      <text:p text:style-name="P1"><text:s text:c="2"/>/* General Propert<text:span text:style-name="T1">i</text:span>es */</text:p>
      <text:p text:style-name="P1"><text:s text:c="2"/>height:34px;</text:p>
      <text:p text:style-name="P1"><text:s text:c="2"/>width:250px;</text:p>
      <text:p text:style-name="P1"><text:s text:c="2"/>border:1px solid #858fa6;</text:p>
      <text:p text:style-name="P1"><text:s text:c="2"/>background:#4a5775;</text:p>
      <text:p text:style-name="P1"><text:s text:c="2"/>/* CSS3 Styling */</text:p>
      <text:p text:style-name="P1"><text:s text:c="2"/>background:-moz-linear-gradient(top, #606c88, #3f4c6b);</text:p>
      <text:p text:style-name="P1"><text:s text:c="2"/>background:-webkit-gradient(linear, left top, left bottom, from(#606c88), to(#3f4c6b));</text:p>
      <text:p text:style-name="P1"><text:s text:c="2"/>-moz-border-radius:5px;</text:p>
      <text:p text:style-name="P1"><text:s text:c="2"/>-webkit-border-radius:5px;</text:p>
      <text:p text:style-name="P1"><text:s text:c="2"/>border-radius:5px;</text:p>
      <text:p text:style-name="P1"><text:s text:c="2"/>-moz-box-shadow:0px 0px 5px #000;</text:p>
      <text:p text:style-name="P1"><text:s text:c="2"/>-webkit-box-shadow:0px 0px 5px #000;</text:p>
      <text:p text:style-name="P1"><text:s text:c="2"/>box-shadow:0px 0px 5px #000;</text:p>
      <text:p text:style-name="P1"><text:s text:c="2"/>/* Text Styling */</text:p>
      <text:p text:style-name="P1"><text:s text:c="2"/>font-family:'AirstreamRegular', Georgia, 'Times New Roman', serif;</text:p>
      <text:p text:style-name="P1"><text:s text:c="2"/>color:#e5edff;</text:p>
      <text:p text:style-name="P1"><text:s text:c="2"/>font-size:30px;</text:p>
      <text:p text:style-name="P1"><text:s text:c="2"/>text-shadow:0px 0px 5px rgba(0, 0, 0, 0.75);</text:p>
      <text:p text:style-name="P1"/>
      <text:p text:style-name="P1"/>
      <text:p text:style-name="P1">input#button1:hover, input#button1:focus {</text:p>
      <text:p text:style-name="P1"><text:s text:c="2"/>border-color:#adbad9;</text:p>
      <text:p text:style-name="P1">}</text:p>
      <text:p text:style-name="P1"><text:s text:c="2"/></text:p>
      <text:p text:style-name="P1">input#button1:active {</text:p>
      <text:p text:style-name="P1"><text:s text:c="2"/>background:-moz-linear-gradient(bottom, #606c88, #3f4c6b);</text:p>
      <text:p text:style-name="P1"><text:s text:c="2"/>background:-webkit-gradient(linear, left bottom, left top, from(#606c88), to(#3f4c6b));</text:p>
      <text:p text:style-name="P1"><text:s text:c="2"/>text-shadow:0px 0px 2px #000;</text:p>
      <text:p text:style-name="P1">}</text:p>
      <text:p text:style-name="P1"/>
      <text:p text:style-name="P1">designlovr- white and black shiny 3D- love this one</text:p>
      <text:p text:style-name="P1"/>
      <text:p text:style-name="P1">@font-face {</text:p>
      <text:p text:style-name="P1"><text:s text:c="2"/>font-family: 'HighlandGothicFLFRegular';</text:p>
      <text:p text:style-name="P1"><text:s text:c="2"/>src: url('fonts/HighlandGothicFLF.eot');</text:p>
      <text:p text:style-name="P1"><text:s text:c="2"/>src: local('HighlandGothicFLF Regular'), local('HighlandGothicFLF'), url('fonts/HighlandGothicFLF.ttf') format('truetype');</text:p>
      <text:p text:style-name="P1">}</text:p>
      <text:p text:style-name="P1"><text:soft-page-break/></text:p>
      <text:p text:style-name="P1">input#button2 {</text:p>
      <text:p text:style-name="P1"><text:s text:c="2"/>/* General Properties */</text:p>
      <text:p text:style-name="P1"><text:s text:c="2"/>height:34px;</text:p>
      <text:p text:style-name="P1"><text:s text:c="2"/>width:250px;</text:p>
      <text:p text:style-name="P1"><text:s text:c="2"/>border:1px solid #000;</text:p>
      <text:p text:style-name="P1"><text:s text:c="2"/>background:#717a77;</text:p>
      <text:p text:style-name="P1"><text:s text:c="2"/>/* CSS3 Styling */</text:p>
      <text:p text:style-name="P1"><text:s text:c="2"/>background:-moz-linear-gradient(bottom, #0a0809, #0a0f0b 50%, #6d7673 50%, #afbdc0);</text:p>
      <text:p text:style-name="P1"><text:s text:c="2"/>background:-webkit-gradient(linear, left bottom, left top, from(#0a0809), to(#afbdc0), color-stop(0.5, #0a0f0b), color-stop(0.5, #6d7673));</text:p>
      <text:p text:style-name="P1"><text:s text:c="2"/>-moz-border-radius:20px;</text:p>
      <text:p text:style-name="P1"><text:s text:c="2"/>-webkit-border-radius:20px;</text:p>
      <text:p text:style-name="P1"><text:s text:c="2"/>border-radius:20px;</text:p>
      <text:p text:style-name="P1"><text:s text:c="2"/>-moz-box-shadow:0px 0px 7px rgba(255, 255,255, 0.5);</text:p>
      <text:p text:style-name="P1"><text:s text:c="2"/>-webkit-box-shadow:0px 0px 7px rgba(255, 255,255, 0.5);</text:p>
      <text:p text:style-name="P1"><text:s text:c="2"/>box-shadow:0px 0px 7px rgba(255, 255,255, 0.5);</text:p>
      <text:p text:style-name="P1"><text:s text:c="2"/>/* Text Styling */</text:p>
      <text:p text:style-name="P1"><text:s text:c="2"/>color:#ff7d00;</text:p>
      <text:p text:style-name="P1"><text:s text:c="2"/>text-shadow:0px -1px 0px #000;</text:p>
      <text:p text:style-name="P1"><text:s text:c="2"/>font-family:'HighlandGothicFLFRegular', Impact, 'Arial Black', sans-serif;</text:p>
      <text:p text:style-name="P1"><text:s text:c="2"/>font-size:20px;</text:p>
      <text:p text:style-name="P1"><text:s text:c="2"/>padding-bottom:5px;</text:p>
      <text:p text:style-name="P1">}</text:p>
      <text:p text:style-name="P1"/>
      <text:p text:style-name="P1">input#button2:hover {</text:p>
      <text:p text:style-name="P1"><text:s text:c="2"/>font-size:21px;</text:p>
      <text:p text:style-name="P1"><text:s text:c="2"/>-moz-box-shadow:0px 0px 7px rgba(255, 255,255, 1);</text:p>
      <text:p text:style-name="P1"><text:s text:c="2"/>-webkit-box-shadow:0px 0px 7px rgba(255, 255,255, 1);</text:p>
      <text:p text:style-name="P1"><text:s text:c="2"/>box-shadow:0px 0px 7px rgba(255, 255,255, 1);</text:p>
      <text:p text:style-name="P1">}</text:p>
      <text:p text:style-name="P1"/>
      <text:p text:style-name="P1">input#button2:focus {</text:p>
      <text:p text:style-name="P1"><text:s text:c="2"/>-moz-box-shadow:0px 0px 7px rgba(255, 255,255, 0.75);</text:p>
      <text:p text:style-name="P1"><text:s text:c="2"/>-webkit-box-shadow:0px 0px 7px rgba(255, 255,255, 0.75);</text:p>
      <text:p text:style-name="P1"><text:s text:c="2"/>box-shadow:0px 0px 7px rgba(255, 255,255, 0.75);</text:p>
      <text:p text:style-name="P1">}</text:p>
      <text:p text:style-name="P1"><text:s text:c="2"/></text:p>
      <text:p text:style-name="P1">input#button2:active {</text:p>
      <text:p text:style-name="P1"><text:s text:c="2"/>border-width:2px 1px 1px 2px;</text:p>
      <text:p text:style-name="P1"><text:s text:c="2"/>font-size:20px;</text:p>
      <text:p text:style-name="P1">}</text:p>
      <text:p text:style-name="P1"/>
      <text:p text:style-name="P1"/>
      <text:p text:style-name="P1">grey with glow text in strange script scratchy writing</text:p>
      <text:p text:style-name="P1"/>
      <text:p text:style-name="P1">@font-face {</text:p>
      <text:p text:style-name="P1"><text:s text:c="2"/>font-family: 'NotethisRegular';</text:p>
      <text:p text:style-name="P1"><text:s text:c="2"/>src: url('fonts/Note_this.eot');</text:p>
      <text:p text:style-name="P1"><text:soft-page-break/><text:s text:c="2"/>src: local('Note this Regular'), local('Notethis'), url('fonts/Note_this.ttf') format('truetype');</text:p>
      <text:p text:style-name="P1">}</text:p>
      <text:p text:style-name="P1"/>
      <text:p text:style-name="P1">input#button3 {</text:p>
      <text:p text:style-name="P1"><text:s text:c="2"/>/* General Properties */</text:p>
      <text:p text:style-name="P1"><text:s text:c="2"/>height:34px;</text:p>
      <text:p text:style-name="P1"><text:s text:c="2"/>width:250px;</text:p>
      <text:p text:style-name="P1"><text:s text:c="2"/>border:1px solid #494949;</text:p>
      <text:p text:style-name="P1"><text:s text:c="2"/>background:#404040;</text:p>
      <text:p text:style-name="P1"><text:s text:c="2"/>/* CSS3 Styling */</text:p>
      <text:p text:style-name="P1"><text:s text:c="2"/>background:-moz-radial-gradient(bottom, #656565, #404040 60%);</text:p>
      <text:p text:style-name="P1"><text:s text:c="2"/>background:-webkit-gradient(radial, center bottom, 0, center 230, 230, from(#656565), to(#404040));</text:p>
      <text:p text:style-name="P1"><text:s text:c="2"/>-moz-border-radius:3px;</text:p>
      <text:p text:style-name="P1"><text:s text:c="2"/>-webkit-border-radius:3px;</text:p>
      <text:p text:style-name="P1"><text:s text:c="2"/>border-radius:3px;</text:p>
      <text:p text:style-name="P1"><text:s text:c="2"/>-moz-box-shadow:0px 0px 3px #000;</text:p>
      <text:p text:style-name="P1"><text:s text:c="2"/>-webkit-box-shadow:0px 0px 3px #000;</text:p>
      <text:p text:style-name="P1"><text:s text:c="2"/>box-shadow:0px 0px 3px #000;</text:p>
      <text:p text:style-name="P1"><text:s text:c="2"/>/* Text Styling */</text:p>
      <text:p text:style-name="P1"><text:s text:c="2"/>color:#fff;</text:p>
      <text:p text:style-name="P1"><text:s text:c="2"/>text-shadow:0px 0px 5px rgba(255, 255,255, 0.5);</text:p>
      <text:p text:style-name="P1"><text:s text:c="2"/>font-family:'NotethisRegular', Verdana, Arial, sans-serif;</text:p>
      <text:p text:style-name="P1"><text:s text:c="2"/>font-size:24px;</text:p>
      <text:p text:style-name="P1"><text:s text:c="2"/>padding-top:1px;</text:p>
      <text:p text:style-name="P1">}</text:p>
      <text:p text:style-name="P1"><text:s text:c="2"/></text:p>
      <text:p text:style-name="P1">input#button3:hover, input#button3:focus {</text:p>
      <text:p text:style-name="P1"><text:s text:c="2"/>background:-moz-radial-gradient(bottom, #656565, #404040 80%);</text:p>
      <text:p text:style-name="P1"><text:s text:c="2"/>background:-webkit-gradient(radial, center bottom, 0, center 230, 250, from(#656565), to(#404040));</text:p>
      <text:p text:style-name="P1">}</text:p>
      <text:p text:style-name="P1"/>
      <text:p text:style-name="P1">input#button3:active {</text:p>
      <text:p text:style-name="P1"><text:s text:c="2"/>-moz-box-shadow:0px 0px 2px #000;</text:p>
      <text:p text:style-name="P1"><text:s text:c="2"/>-webkit-box-shadow:0px 0px 2px #000;</text:p>
      <text:p text:style-name="P1"><text:s text:c="2"/>box-shadow:0px 0px 2px #000;</text:p>
      <text:p text:style-name="P1"><text:s text:c="2"/>text-shadow:0px 0px 8px rgba(255, 255,255, 1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01:38:14.338794793</meta:creation-date>
    <dc:date>2014-10-14T12:14:15.367916604</dc:date>
    <meta:editing-duration>P2DT10H32M12S</meta:editing-duration>
    <meta:editing-cycles>2</meta:editing-cycles>
    <meta:generator>LibreOffice/4.2.4.2$Linux_x86 LibreOffice_project/420m0$Build-2</meta:generator>
    <meta:document-statistic meta:table-count="0" meta:image-count="0" meta:object-count="0" meta:page-count="3" meta:paragraph-count="118" meta:word-count="374" meta:character-count="3932" meta:non-whitespace-character-count="3493"/>
  </office:meta>
</office:document-meta>
</file>